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1">
            <calcext:condition calcext:apply-style-name="Error" calcext:value="duplicate" calcext:base-cell-address="list.D3"/>
          </calcext:conditional-format>
          <calcext:conditional-format calcext:target-range-address="list.E3:list.E2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2:24.7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16:49:44.065000000</dc:date>
    <meta:editing-duration>P1DT51M25S</meta:editing-duration>
    <meta:editing-cycles>464</meta:editing-cycles>
    <meta:document-statistic meta:table-count="1" meta:cell-count="10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current_y as Integer
	For current_y = StartY to active_area_h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